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style:writing-mode="lr-tb"/>
    </style:style>
    <style:style style:name="P2" style:family="paragraph" style:parent-style-name="Heading_20_2">
      <style:paragraph-properties fo:margin-left="0cm" fo:margin-right="0cm" fo:text-indent="0cm" style:auto-text-indent="false" style:writing-mode="lr-tb"/>
    </style:style>
    <style:style style:name="P3" style:family="paragraph" style:parent-style-name="Heading_20_3">
      <style:paragraph-properties fo:margin-left="0cm" fo:margin-right="0cm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</style:style>
    <style:style style:name="P5" style:family="paragraph" style:parent-style-name="Text_20_body" style:list-style-name="L1">
      <style:paragraph-properties fo:margin-left="0cm" fo:margin-right="0cm" fo:text-indent="0cm" style:auto-text-indent="false" style:writing-mode="lr-tb"/>
    </style:style>
    <style:style style:name="P6" style:family="paragraph" style:parent-style-name="Text_20_body" style:list-style-name="L2">
      <style:paragraph-properties fo:margin-left="0cm" fo:margin-right="0cm" fo:text-indent="0cm" style:auto-text-indent="false" style:writing-mode="lr-tb"/>
    </style:style>
    <style:style style:name="P7" style:family="paragraph" style:parent-style-name="Text_20_body" style:list-style-name="L3">
      <style:paragraph-properties fo:margin-left="0cm" fo:margin-right="0cm" fo:text-indent="0cm" style:auto-text-indent="false" style:writing-mode="lr-tb"/>
    </style:style>
    <style:style style:name="P8" style:family="paragraph" style:parent-style-name="Text_20_body" style:list-style-name="L4">
      <style:paragraph-properties fo:margin-left="0cm" fo:margin-right="0cm" fo:text-indent="0cm" style:auto-text-indent="false" style:writing-mode="lr-tb"/>
    </style:style>
    <style:style style:name="P9" style:family="paragraph" style:parent-style-name="Text_20_body" style:list-style-name="L5">
      <style:paragraph-properties fo:margin-left="0cm" fo:margin-right="0cm" fo:text-indent="0cm" style:auto-text-indent="false" style:writing-mode="lr-tb"/>
    </style:style>
    <style:style style:name="P10" style:family="paragraph" style:parent-style-name="Text_20_body" style:list-style-name="L6">
      <style:paragraph-properties fo:margin-left="0cm" fo:margin-right="0cm" fo:text-indent="0cm" style:auto-text-indent="false" style:writing-mode="lr-tb"/>
    </style:style>
    <style:style style:name="P11" style:family="paragraph" style:parent-style-name="Text_20_body" style:list-style-name="L7">
      <style:paragraph-properties fo:margin-left="0cm" fo:margin-right="0cm" fo:text-indent="0cm" style:auto-text-indent="false" style:writing-mode="lr-tb"/>
    </style:style>
    <style:style style:name="P12" style:family="paragraph" style:parent-style-name="Text_20_body" style:list-style-name="L8">
      <style:paragraph-properties fo:margin-left="0cm" fo:margin-right="0cm" fo:text-indent="0cm" style:auto-text-indent="false" style:writing-mode="lr-tb"/>
    </style:style>
    <style:style style:name="P13" style:family="paragraph" style:parent-style-name="Text_20_body" style:list-style-name="L9">
      <style:paragraph-properties fo:margin-left="0cm" fo:margin-right="0cm" fo:text-indent="0cm" style:auto-text-indent="false" style:writing-mode="lr-tb"/>
    </style:style>
    <style:style style:name="P14" style:family="paragraph" style:parent-style-name="Text_20_body" style:list-style-name="L10">
      <style:paragraph-properties fo:margin-left="0cm" fo:margin-right="0cm" fo:text-indent="0cm" style:auto-text-indent="false"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Политика обработки персональных данных "Звёздное Веретено"</text:h>
      <text:p text:style-name="P4"><text:span text:style-name="Strong_20_Emphasis">Дата последнего обновления:</text:span> 23 сентября 2025</text:p>
      <text:h text:style-name="P2" text:outline-level="2">1. Общие положения</text:h>
      <text:p text:style-name="P4">Настоящая Политика обработки персональных данных (далее — Политика) разработана для платформы "Звёздное Веретено" (далее — Платформа), доступной по адресу lk.zvezdnoe-vereteno.ru. Политика регулирует порядок сбора, обработки, хранения и защиты персональных данных пользователей. Платформа предназначена для организации и проведения настольных ролевых игр (НРИ), предоставляя личные кабинеты для игроков, мастеров и администраторов.</text:p>
      <text:p text:style-name="P4">Оператором персональных данных является Индивидуальный предприниматель Рудык Леонид Андреевич (ИНН: 772078470707, ОГРНИП: 318774600640774, адрес: город Москва), далее — Оператор.</text:p>
      <text:p text:style-name="P4">Политика разработана в соответствии с Федеральным законом РФ №152-ФЗ "О персональных данных" и, при необходимости, Общим регламентом по защите данных (GDPR) для пользователей из Европейского Союза.</text:p>
      <text:h text:style-name="P2" text:outline-level="2">2. Цели обработки персональных данных</text:h>
      <text:p text:style-name="P4">Персональные данные пользователей обрабатываются для:</text:p>
      <text:list text:style-name="L1">
        <text:list-item>
          <text:p text:style-name="P5">Регистрации и предоставления доступа к личным кабинетам.</text:p>
        </text:list-item>
        <text:list-item>
          <text:p text:style-name="P5">Организации игровых групп, сессий и отчетов.</text:p>
        </text:list-item>
        <text:list-item>
          <text:p text:style-name="P5">Обеспечения связи между игроками, мастерами и администрацией.</text:p>
        </text:list-item>
        <text:list-item>
          <text:p text:style-name="P5">Обработки платежей за игровые пропуска (баттлпассы).</text:p>
        </text:list-item>
        <text:list-item>
          <text:p text:style-name="P5">Персонализации профилей и уведомлений.</text:p>
        </text:list-item>
        <text:list-item>
          <text:p text:style-name="P5">Обеспечения безопасности Платформы.</text:p>
        </text:list-item>
      </text:list>
      <text:h text:style-name="P2" text:outline-level="2">3. Категории собираемых данных</text:h>
      <text:p text:style-name="P4">Платформа собирает следующие данные:</text:p>
      <text:h text:style-name="P3" text:outline-level="3">3.1. Данные, предоставляемые пользователем</text:h>
      <text:list text:style-name="L2">
        <text:list-item>
          <text:p text:style-name="P6"><text:span text:style-name="Strong_20_Emphasis">Обязательные данные</text:span> (при регистрации):</text:p>
          <text:list>
            <text:list-item>
              <text:p text:style-name="P6">Электронная почта (email).</text:p>
            </text:list-item>
          </text:list>
        </text:list-item>
        <text:list-item>
          <text:p text:style-name="P6"><text:span text:style-name="Strong_20_Emphasis">Необязательные данные</text:span> (заполняются в профиле):</text:p>
          <text:list>
            <text:list-item>
              <text:p text:style-name="P6">Имя (как к вам обращаться).</text:p>
            </text:list-item>
            <text:list-item>
              <text:p text:style-name="P6"><text:soft-page-break/>Аватар (ссылка на изображение).</text:p>
            </text:list-item>
            <text:list-item>
              <text:p text:style-name="P6">О себе (краткое описание, до 500 символов).</text:p>
            </text:list-item>
            <text:list-item>
              <text:p text:style-name="P6">Опыт в НРИ (Новичок, Средний, Ветеран).</text:p>
            </text:list-item>
            <text:list-item>
              <text:p text:style-name="P6">Контакты (телефон, страница ВКонтакте или мессенджеры).</text:p>
            </text:list-item>
          </text:list>
        </text:list-item>
        <text:list-item>
          <text:p text:style-name="P6"><text:span text:style-name="Strong_20_Emphasis">Данные для мастеров</text:span>:</text:p>
          <text:list>
            <text:list-item>
              <text:p text:style-name="P6">Биография (описание опыта).</text:p>
            </text:list-item>
            <text:list-item>
              <text:p text:style-name="P6">Формат игр (онлайн, оффлайн, смешанный).</text:p>
            </text:list-item>
            <text:list-item>
              <text:p text:style-name="P6">Локация (место проведения игр).</text:p>
            </text:list-item>
            <text:list-item>
              <text:p text:style-name="P6">Принадлежность к игровому клубу..</text:p>
            </text:list-item>
          </text:list>
        </text:list-item>
        <text:list-item>
          <text:p text:style-name="P6"><text:span text:style-name="Strong_20_Emphasis">Данные для игроков</text:span>:</text:p>
          <text:list>
            <text:list-item>
              <text:p text:style-name="P6">Никнейм (уникальное имя).</text:p>
            </text:list-item>
            <text:list-item>
              <text:p text:style-name="P6">Заметки о себе.</text:p>
            </text:list-item>
          </text:list>
        </text:list-item>
      </text:list>
      <text:h text:style-name="P3" text:outline-level="3">3.2. Автоматически собираемые данные</text:h>
      <text:list text:style-name="L3">
        <text:list-item>
          <text:p text:style-name="P7">IP-адрес и данные об устройстве.</text:p>
        </text:list-item>
        <text:list-item>
          <text:p text:style-name="P7">История действий (создание групп, подача заявок, отправка отчетов).</text:p>
        </text:list-item>
        <text:list-item>
          <text:p text:style-name="P7">Данные о платежах (сумма, идентификатор заказа).</text:p>
        </text:list-item>
      </text:list>
      <text:h text:style-name="P2" text:outline-level="2">4. Правовые основания обработки</text:h>
      <text:p text:style-name="P4">Обработка данных осуществляется на основании:</text:p>
      <text:list text:style-name="L4">
        <text:list-item>
          <text:p text:style-name="P8">Согласия пользователя, предоставленного при регистрации.</text:p>
        </text:list-item>
        <text:list-item>
          <text:p text:style-name="P8">Необходимости исполнения договора (предоставление услуг Платформы).</text:p>
        </text:list-item>
        <text:list-item>
          <text:p text:style-name="P8">Законных интересов Оператора (безопасность, улучшение сервиса).</text:p>
        </text:list-item>
        <text:list-item>
          <text:p text:style-name="P8">Соблюдения законодательства (например, ФЗ-152).</text:p>
        </text:list-item>
      </text:list>
      <text:h text:style-name="P2" text:outline-level="2">5. Права пользователей</text:h>
      <text:p text:style-name="P4">Пользователи имеют право:</text:p>
      <text:list text:style-name="L5">
        <text:list-item>
          <text:p text:style-name="P9">Запросить доступ к своим данным (через личный кабинет или обращение к Оператору).</text:p>
        </text:list-item>
        <text:list-item>
          <text:p text:style-name="P9">Редактировать данные в профиле (lk.zvezdnoe-vereteno.ru/profile).</text:p>
        </text:list-item>
        <text:list-item>
          <text:p text:style-name="P9">Запросить удаление аккаунта (через обращение к Оператору).</text:p>
        </text:list-item>
        <text:list-item>
          <text:p text:style-name="P9">Ограничить обработку данных (через обращение).</text:p>
        </text:list-item>
        <text:list-item>
          <text:p text:style-name="P9">Получить данные в структурированном формате (по запросу).</text:p>
        </text:list-item>
        <text:list-item>
          <text:p text:style-name="P9">Отозвать согласие на обработку (через удаление аккаунта).</text:p>
        </text:list-item>
      </text:list>
      <text:p text:style-name="P4"><text:soft-page-break/>Для реализации прав направьте запрос на email: support@zvezdnoe-vereteno.ru.</text:p>
      <text:h text:style-name="P2" text:outline-level="2">6. Меры безопасности</text:h>
      <text:p text:style-name="P4">Оператор применяет меры для защиты данных:</text:p>
      <text:list text:style-name="L6">
        <text:list-item>
          <text:p text:style-name="P10">Шифрование данных при передаче и хранении.</text:p>
        </text:list-item>
        <text:list-item>
          <text:p text:style-name="P10">Ограничение доступа к данным только для авторизованных пользователей.</text:p>
        </text:list-item>
        <text:list-item>
          <text:p text:style-name="P10">Проверка прав доступа для разных ролей (игроки, мастера, администраторы).</text:p>
        </text:list-item>
        <text:list-item>
          <text:p text:style-name="P10">Защита от несанкционированного доступа и вредоносных файлов.</text:p>
        </text:list-item>
      </text:list>
      <text:h text:style-name="P2" text:outline-level="2">7. Передача данных третьим лицам</text:h>
      <text:p text:style-name="P4">Данные могут передаваться:</text:p>
      <text:list text:style-name="L7">
        <text:list-item>
          <text:p text:style-name="P11">Платежной системе для обработки транзакций (в зашифрованном виде).</text:p>
        </text:list-item>
        <text:list-item>
          <text:p text:style-name="P11">Мастерам и игрокам в рамках игрового процесса (имя, никнейм, контакты, описание).</text:p>
        </text:list-item>
        <text:list-item>
          <text:p text:style-name="P11">Хостинг-провайдерам для обеспечения работы Платформы.</text:p>
        </text:list-item>
      </text:list>
      <text:p text:style-name="P4">Данные не передаются в маркетинговых целях без согласия пользователя.</text:p>
      <text:h text:style-name="P2" text:outline-level="2">8. Сроки хранения данных</text:h>
      <text:list text:style-name="L8">
        <text:list-item>
          <text:p text:style-name="P12">Персональные данные хранятся до удаления аккаунта или по запросу пользователя.</text:p>
        </text:list-item>
        <text:list-item>
          <text:p text:style-name="P12">Данные о платежах хранятся в соответствии с законодательством (обычно 3 года).</text:p>
        </text:list-item>
        <text:list-item>
          <text:p text:style-name="P12">Технические данные (логи активности) хранятся до 1 года.</text:p>
        </text:list-item>
      </text:list>
      <text:h text:style-name="P2" text:outline-level="2">9. Обновления Политики</text:h>
      <text:p text:style-name="P4">Оператор может обновлять Политику. Пользователи будут уведомлены через интерфейс Платформы или по email. Актуальная версия доступна по адресу lk.zvezdnoe-vereteno.ru/privacy.</text:p>
      <text:h text:style-name="P2" text:outline-level="2">10. Контакты</text:h>
      <text:p text:style-name="P4">По вопросам обработки персональных данных:</text:p>
      <text:list text:style-name="L9">
        <text:list-item>
          <text:p text:style-name="P13"><text:span text:style-name="Strong_20_Emphasis">Email</text:span>: support@zvezdnoe-vereteno.ru</text:p>
        </text:list-item>
        <text:list-item>
          <text:p text:style-name="P13"><text:span text:style-name="Strong_20_Emphasis">Адрес</text:span>: город Москва</text:p>
        </text:list-item>
        <text:list-item>
          <text:p text:style-name="P13"><text:span text:style-name="Strong_20_Emphasis">Срок ответа</text:span>: до 30 дней с момента получения запроса.</text:p>
        </text:list-item>
      </text:list>
      <text:p text:style-name="P4"/>
      <text:p text:style-name="P4"/>
      <text:h text:style-name="P2" text:outline-level="2"><text:soft-page-break/>11. Ответственность</text:h>
      <text:p text:style-name="P4">Оператор не несет ответственности за:</text:p>
      <text:list text:style-name="L10">
        <text:list-item>
          <text:p text:style-name="P14">Неправомерное использование данных третьими лицами, если это произошло не по вине Оператора.</text:p>
        </text:list-item>
        <text:list-item>
          <text:p text:style-name="P14">Предоставление пользователем некорректных данных.</text:p>
        </text:list-item>
        <text:list-item>
          <text:p text:style-name="P14">Ограничения функциональности из-за отключения технических средств (например, cookies).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3:48:21.359431036</meta:creation-date>
    <dc:date>2025-09-23T14:00:03.018646516</dc:date>
    <meta:editing-duration>PT11M4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80" meta:word-count="577" meta:character-count="4463" meta:non-whitespace-character-count="4014"/>
  </office:meta>
</office:document-meta>
</file>